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el" style:master-page-name="MP0" style:family="paragraph">
      <style:paragraph-properties fo:break-before="page"/>
      <style:text-properties fo:font-size="22pt" style:font-size-asian="22pt" style:font-size-complex="22pt"/>
    </style:style>
    <style:style style:name="T2" style:parent-style-name="Absatz-Standardschriftart" style:family="text">
      <style:text-properties fo:font-size="18pt" style:font-size-asian="18pt" style:font-size-complex="18pt"/>
    </style:style>
    <style:style style:name="T3" style:parent-style-name="Absatz-Standardschriftart" style:family="text">
      <style:text-properties fo:font-size="16pt" style:font-size-asian="16pt" style:font-size-complex="16pt"/>
    </style:style>
    <style:style style:name="P4" style:parent-style-name="Textbody" style:family="paragraph">
      <style:paragraph-properties fo:text-indent="0.4923in"/>
    </style:style>
    <style:style style:name="P5" style:parent-style-name="Textbody" style:family="paragraph">
      <style:paragraph-properties fo:margin-left="0.4923in">
        <style:tab-stops/>
      </style:paragraph-properties>
    </style:style>
    <style:style style:name="P6" style:parent-style-name="Textbody" style:family="paragraph">
      <style:paragraph-properties fo:text-indent="0.4923in"/>
    </style:style>
  </office:automatic-styles>
  <office:body>
    <office:text text:use-soft-page-breaks="true">
      <text:p text:style-name="P1">Systemschnittstellen</text:p>
      <text:h text:style-name="Überschrift1" text:outline-level="1"><text:span text:style-name="T2">Datei</text:span>system</text:h>
      <text:h text:style-name="Überschrift2" text:outline-level="2">Einstellungen</text:h>
      <text:p text:style-name="Textbody">Speicherort:</text:p>
      <text:p text:style-name="Textbody">Name:</text:p>
      <text:h text:style-name="Überschrift2" text:outline-level="2">Nutzerbezogene Einstellungen</text:h>
      <text:p text:style-name="Textbody">...</text:p>
      <text:h text:style-name="Überschrift2" text:outline-level="2">Gebäudekonfiguration</text:h>
      <text:p text:style-name="Textbody">...</text:p>
      <text:h text:style-name="Überschrift1" text:outline-level="1">Client-Server-Kommunikation</text:h>
      <text:h text:style-name="Überschrift2" text:outline-level="2">Format für<text:s/><text:span text:style-name="T3">Anfragen</text:span></text:h>
      <text:p text:style-name="Textbody">Zeichenkette in einfachen char, maximale Länge 1024 Zeichen</text:p>
      <text:p text:style-name="Textbody">Bestandteile: &lt;Befehl&gt; &lt;Argumente&gt;</text:p>
      <text:p text:style-name="Textbody">Argumente werden durch Leerzeichen getrennt</text:p>
      <text:p text:style-name="Textbody">Mögliche Befehle:</text:p>
      <text:p text:style-name="P4">LightOff -all</text:p>
      <text:p text:style-name="P5">SetZeitschaltung &lt;Uhrzeit&gt;</text:p>
      <text:p text:style-name="P6">GetLampenStatus -all</text:p>
      <text:h text:style-name="Überschrift2" text:outline-level="2">Format für Antworten</text:h>
      <text:p text:style-name="Textbody">Zeichenkette in einfachen char, maximale Länge 1024 Zeichen</text:p>
      <text:p text:style-name="Textbody">Allgemeine Bestätigung,<text:s/>ob<text:s/>ein Befehl erfolgreich ausgeführt wurde:</text:p>
      <text:p text:style-name="Textbody"><text:tab/>Command Success</text:p>
      <text:p text:style-name="Textbody"><text:tab/>Command Error &lt;Fehlercode&gt;</text:p>
      <text:p text:style-name="Textbody">Antwort mit Daten über den Lampenstatus:</text:p>
      <text:p text:style-name="Textbody"><text:tab/>Lampenstatus &lt;Liste aus booleschen<text:s/>Werten&gt;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Überschrift2" style:display-name="Überschrift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list-style style:name="Outline" style:display-name="Outlin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ucMoe08</dc:creator>
    <meta:creation-date>2020-04-02T10:56:00Z</meta:creation-date>
    <dc:date>2021-05-16T16:47:00Z</dc:date>
    <meta:template xlink:href="Normal.dotm" xlink:type="simple"/>
    <meta:editing-cycles>14</meta:editing-cycles>
    <meta:editing-duration>PT0S</meta:editing-duration>
    <meta:document-statistic meta:page-count="1" meta:paragraph-count="1" meta:word-count="91" meta:character-count="670" meta:row-count="4" meta:non-whitespace-character-count="580"/>
  </office:meta>
</office:document-meta>
</file>